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1" svg:font-family="aria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color="#000000" fo:font-size="15pt" fo:font-weight="normal" style:font-size-asian="15pt" style:font-weight-asian="normal" style:font-size-complex="15pt" style:font-weight-complex="normal"/>
    </style:style>
    <style:style style:name="P3" style:family="paragraph" style:parent-style-name="Standard">
      <style:paragraph-properties fo:text-align="justify" style:justify-single-word="false"/>
      <style:text-properties fo:color="#000000" style:font-name="arial"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size="15pt" style:font-size-asian="15pt" style:font-size-complex="15pt"/>
    </style:style>
    <style:style style:name="P5" style:family="paragraph" style:parent-style-name="Standard">
      <style:paragraph-properties fo:margin-left="0in" fo:margin-right="0in" fo:text-align="justify" style:justify-single-word="false" fo:text-indent="0in" style:auto-text-indent="false">
        <style:tab-stops>
          <style:tab-stop style:position="-0.0311in"/>
        </style:tab-stops>
      </style:paragraph-properties>
    </style:style>
    <style:style style:name="P6" style:family="paragraph" style:parent-style-name="Standard">
      <style:paragraph-properties fo:text-align="justify" style:justify-single-word="false" fo:padding="0.0291in" fo:border-left="none" fo:border-right="none" fo:border-top="none" fo:border-bottom="0.06pt solid #000000" style:join-border="false"/>
    </style:style>
    <style:style style:name="P7" style:family="paragraph" style:parent-style-name="Standard" style:list-style-name="L1">
      <style:paragraph-properties fo:text-align="justify" style:justify-single-word="false"/>
      <style:text-properties fo:color="#000000" style:font-name="arial" fo:font-size="12pt" fo:font-weight="normal" style:font-size-asian="12pt" style:font-size-complex="12pt"/>
    </style:style>
    <style:style style:name="P8" style:family="paragraph" style:parent-style-name="Standard" style:list-style-name="L1">
      <style:paragraph-properties fo:text-align="justify" style:justify-single-word="false"/>
      <style:text-properties fo:color="#000000" style:font-name="arial" fo:font-size="12pt" fo:font-weight="normal" style:font-size-asian="12pt" style:font-weight-asian="normal" style:font-size-complex="12pt" style:font-weight-complex="normal"/>
    </style:style>
    <style:style style:name="P9" style:family="paragraph" style:parent-style-name="Standard" style:list-style-name="L2">
      <style:paragraph-properties fo:text-align="justify" style:justify-single-word="false"/>
      <style:text-properties fo:font-size="15pt" style:font-size-asian="15pt" style:font-size-complex="15pt"/>
    </style:style>
    <style:style style:name="P10" style:family="paragraph" style:parent-style-name="Standard">
      <style:paragraph-properties fo:text-align="justify" style:justify-single-word="false"/>
    </style:style>
    <style:style style:name="P11" style:family="paragraph" style:parent-style-name="Standard" style:list-style-name="L3">
      <style:paragraph-properties fo:text-align="justify" style:justify-single-word="false"/>
    </style:style>
    <style:style style:name="P12" style:family="paragraph" style:parent-style-name="Standard" style:list-style-name="L4">
      <style:paragraph-properties fo:text-align="justify" style:justify-single-word="false"/>
    </style:style>
    <style:style style:name="P13" style:family="paragraph" style:parent-style-name="Standard" style:list-style-name="L7">
      <style:paragraph-properties fo:text-align="justify" style:justify-single-word="false"/>
    </style:style>
    <style:style style:name="P14" style:family="paragraph" style:parent-style-name="Standard" style:list-style-name="L5">
      <style:paragraph-properties fo:margin-left="1.2602in" fo:margin-right="0in" fo:text-align="justify" style:justify-single-word="false" fo:text-indent="-0.0102in" style:auto-text-indent="false">
        <style:tab-stops>
          <style:tab-stop style:position="-0.0311in"/>
        </style:tab-stops>
      </style:paragraph-properties>
    </style:style>
    <style:style style:name="P15" style:family="paragraph" style:parent-style-name="Standard" style:list-style-name="L6">
      <style:paragraph-properties fo:margin-left="0in" fo:margin-right="0in" fo:text-align="justify" style:justify-single-word="false" fo:text-indent="0in" style:auto-text-indent="false">
        <style:tab-stops>
          <style:tab-stop style:position="0in"/>
        </style:tab-stops>
      </style:paragraph-properties>
    </style:style>
    <style:style style:name="T1" style:family="text">
      <style:text-properties fo:font-variant="normal" fo:text-transform="none" fo:color="#222222" style:font-name="arial1" fo:font-size="12pt" fo:letter-spacing="normal" fo:font-style="normal" fo:font-weight="normal"/>
    </style:style>
    <style:style style:name="T2" style:family="text">
      <style:text-properties fo:font-variant="normal" fo:text-transform="none" fo:color="#222222" fo:letter-spacing="normal" fo:font-style="normal"/>
    </style:style>
    <style:style style:name="T3" style:family="text">
      <style:text-properties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ments:</text:p>
      <text:list xml:id="list6181050331" text:style-name="L1">
        <text:list-item>
          <text:p text:style-name="P7"><text:span text:style-name="T3">I have removed the get_params command from Node controller's side </text:span><text:span text:style-name="T2">as all the parameters' values will be sent during registration time and in future if any changes occur in parameters' values it will be always done by the Node controller through set_params call so Node controller will be always knowing the new values so I think it won't make sense on the Node controller's side to ask for the parameters' values to the guest node once registration is done. So I hope I am not doing anything wrong by discarding get_params command from the node controller's side.</text:span></text:p>
        </text:list-item>
        <text:list-item>
          <text:p text:style-name="P8">I will use Tony's msg_to_string_converter( )</text:p>
        </text:list-item>
      </text:list>
      <text:p text:style-name="P3"/>
      <text:p text:style-name="P3"/>
      <text:p text:style-name="P4">Guest Node side APIs:</text:p>
      <text:p text:style-name="P4"/>
      <text:p text:style-name="P4">Global variable:</text:p>
      <text:list xml:id="list1436388355" text:style-name="L2">
        <text:list-item>
          <text:p text:style-name="P9">inst_id (instance id)</text:p>
        </text:list-item>
        <text:list-item>
          <text:p text:style-name="P9">table maintaining IP and port no of various nodes</text:p>
        </text:list-item>
      </text:list>
      <text:p text:style-name="P4"/>
      <text:p text:style-name="P1">Functions tentatively common to all threads:</text:p>
      <text:p text:style-name="P1"/>
      <text:p text:style-name="P1">1.</text:p>
      <text:p text:style-name="P1">get_thread_header(thread name, old_token_no):</text:p>
      <text:p text:style-name="P1">Input: <text:s/>thread name to indicate the msg generator, old_token_no is the current token_no of that thread which shows the sequence no of last msg sent by that thread</text:p>
      <text:p text:style-name="P1">Function:</text:p>
      <text:p text:style-name="P1">It creates a list called sensor_thread_header by adding a token_no obtained from token_gen(old_token_no) and thread_name </text:p>
      <text:p text:style-name="P1">Output: Returns (sensor_thread_header)</text:p>
      <text:p text:style-name="P1"/>
      <text:p text:style-name="P1">2.</text:p>
      <text:p text:style-name="P1">get_recipient_details(recipient_name):</text:p>
      <text:p text:style-name="P1">Input: recipient_name is the name of the destination which should receive the msg. Ex: “Node Controller”</text:p>
      <text:p text:style-name="P1">Function:</text:p>
      <text:p text:style-name="P1">Checks in its records if it has a valid IP address/hostname and port no of the respective recipient. If yes, then it adds that to the list. Else tries to fetch hostname and port no through get_dest_addr(recipient_name). </text:p>
      <text:p text:style-name="P1">Output: [IP, port]</text:p>
      <text:p text:style-name="P1"/>
      <text:p text:style-name="P1">3.</text:p>
      <text:p text:style-name="P1">token_gen(token_no):</text:p>
      <text:p text:style-name="P1">Input: token_no</text:p>
      <text:p text:style-name="P1">Function:</text:p>
      <text:p text:style-name="P1">token_no keeps track of the last token_no generated by the respective thread ie. Sequence no of last msg sent and every time a new token no is generated by this function by incrementing token_no. Its reset after it reaches to 1000 value.</text:p>
      <text:p text:style-name="P1">Output: new token_no</text:p>
      <text:p text:style-name="P1"/>
      <text:p text:style-name="P1">4.</text:p>
      <text:p text:style-name="P1">add_to_send_msg_que(thread_header, recipient_header, msg, priority = None):</text:p>
      <text:p text:style-name="P1">Input:<text:tab/>thread_header provides the token_no and thread's name who has generated this msg, <text:s/><text:soft-page-break/>recipient_header contains the ip and port no details of the destination node , msg is the content of the msg to be sent to the destination</text:p>
      <text:p text:style-name="P1">Function: Adds to the message queue all 3 lists based on the priority value. Priority queue will be used for this. Right now the size of the queue will be 1. Packets with higher numeric priority val will be sent first while with same priorities will be sent in FIFO order, by default its FIFO</text:p>
      <text:p text:style-name="P1">Output: 1 if success, else 0</text:p>
      <text:p text:style-name="P1"/>
      <text:p text:style-name="P1">5.</text:p>
      <text:p text:style-name="P1">remove_from_send_msg_que(thread_header, recipient_header, msg, priority = None):</text:p>
      <text:p text:style-name="P1">Undefined</text:p>
      <text:p text:style-name="P1"/>
      <text:p text:style-name="P1">6. generate_inst_id():</text:p>
      <text:p text:style-name="P1">Input: None</text:p>
      <text:p text:style-name="P1">Function: Generates a unique id by appending a random no to the guest node's mac_addr and stores this value in global variable inst_id.</text:p>
      <text:p text:style-name="P1">Output:<text:tab/>None</text:p>
      <text:p text:style-name="P1"/>
      <text:p text:style-name="P6"/>
      <text:p text:style-name="P1"/>
      <text:p text:style-name="P1">Functions of sensor_thread class:</text:p>
      <text:p text:style-name="P1"/>
      <text:p text:style-name="P1">7.</text:p>
      <text:p text:style-name="P1">sensor_thread(list of signals/semaphores):</text:p>
      <text:p text:style-name="P1">Input:<text:tab/>List of signals/semaphores which this thread will use</text:p>
      <text:p text:style-name="P1">Function: First it starts all sensors and notifies main thread. Then it sleeps until it receives any signal :</text:p>
      <text:p text:style-name="P5">From main thread in the event of:</text:p>
      <text:p text:style-name="P5"><text:tab/><text:tab/> <text:s text:c="6"/>1. Start a sensor</text:p>
      <text:p text:style-name="P5"><text:s text:c="31"/>2. Give status report</text:p>
      <text:p text:style-name="P1">From communicator thread in the event of:</text:p>
      <text:list xml:id="list370296686" text:style-name="L3">
        <text:list-item>
          <text:list>
            <text:list-item>
              <text:list>
                <text:list-item>
                  <text:list>
                    <text:list-item>
                      <text:list>
                        <text:list-item>
                          <text:p text:style-name="P11">notifying msg delivery status through (token_no, msg_status)</text:p>
                        </text:list-item>
                        <text:list-item>
                          <text:p text:style-name="P11">when any msg arrives in the buffer of sensor_thread which may be one of the following:</text:p>
                        </text:list-item>
                      </text:list>
                    </text:list-item>
                  </text:list>
                </text:list-item>
              </text:list>
            </text:list-item>
          </text:list>
        </text:list-item>
      </text:list>
      <text:list xml:id="list1148340913" text:style-name="L4">
        <text:list-item>
          <text:list>
            <text:list-item>
              <text:list>
                <text:list-item>
                  <text:list>
                    <text:list-item>
                      <text:list>
                        <text:list-item>
                          <text:list>
                            <text:list-item>
                              <text:p text:style-name="P12">NC asks for data from sensors</text:p>
                            </text:list-item>
                            <text:list-item>
                              <text:p text:style-name="P12">NC commands to set params of sensors</text:p>
                            </text:list-item>
                            <text:list-item>
                              <text:p text:style-name="P12">Data for specific sensor arrives from NC</text:p>
                            </text:list-item>
                          </text:list>
                        </text:list-item>
                      </text:list>
                    </text:list-item>
                  </text:list>
                </text:list-item>
              </text:list>
            </text:list-item>
          </text:list>
        </text:list-item>
      </text:list>
      <text:p text:style-name="P1">When any events from sensors' side occurs like:</text:p>
      <text:list xml:id="list82829093" text:style-name="L5">
        <text:list-header>
          <text:p text:style-name="P14">1. <text:s text:c="3"/>When any sensor has data to send</text:p>
          <text:p text:style-name="P14">2. <text:s text:c="3"/>When any sensor wants data from other sensors</text:p>
        </text:list-header>
      </text:list>
      <text:list xml:id="list803412289" text:style-name="L6">
        <text:list-item>
          <text:list>
            <text:list-item>
              <text:list>
                <text:list-item>
                  <text:list>
                    <text:list-item>
                      <text:list>
                        <text:list-item>
                          <text:list>
                            <text:list-header>
                              <text:p text:style-name="P15">Output: None</text:p>
                            </text:list-header>
                          </text:list>
                        </text:list-item>
                      </text:list>
                    </text:list-item>
                  </text:list>
                </text:list-item>
              </text:list>
            </text:list-item>
          </text:list>
        </text:list-item>
      </text:list>
      <text:p text:style-name="P1"/>
      <text:p text:style-name="P1"/>
      <text:p text:style-name="P1"/>
      <text:p text:style-name="P1">8.</text:p>
      <text:p text:style-name="P1">scan_and_store_sensors'_info():</text:p>
      <text:p text:style-name="P1">Input: None</text:p>
      <text:p text:style-name="P1">Function: Scans for the sensors available in the system by calling module which returns the information about the sensors (ex. using lm-sensors) and stores the related information in the dictionary called sensors_info_table by calling create_sensors_info_table().</text:p>
      <text:p text:style-name="P1">Output: None</text:p>
      <text:p text:style-name="P1"/>
      <text:p text:style-name="P1"/>
      <text:p text:style-name="P1"><text:soft-page-break/></text:p>
      <text:p text:style-name="P1">9.</text:p>
      <text:p text:style-name="P1">create_sensors_info_table(dict_sensors_info):</text:p>
      <text:p text:style-name="P1">Input:<text:tab/>Dictionary of the following form which contains all related info about all the sensors.</text:p>
      <text:p text:style-name="P1">Function: Right now this simply copies the dictionary into the global dictionary variable sensors_info_table.</text:p>
      <text:p text:style-name="P1">Output: Returns 1 if success, else 0</text:p>
      <text:p text:style-name="P1"/>
      <text:p text:style-name="P1">Ex:</text:p>
      <text:p text:style-name="P1">In dictionary:</text:p>
      <text:p text:style-name="P1"/>
      <text:p text:style-name="P1">{ </text:p>
      <text:p text:style-name="P1">afk000(sensor_id): <text:s/><text:tab/><text:tab/>{ temp1 (val_name1):<text:tab/>{ </text:p>
      <text:p text:style-name="P1"><text:tab/><text:tab/><text:tab/><text:tab/><text:tab/>val: [(NULL (val), 00:00:00 (time), (-1) token_no)], <text:s/></text:p>
      <text:p text:style-name="P1"><text:tab/><text:tab/><text:tab/><text:tab/> <text:s text:c="2"/><text:tab/>bidirectional: [val (0/1)],</text:p>
      <text:p text:style-name="P1"><text:tab/><text:tab/><text:tab/><text:tab/><text:tab/>precision: [val, set_bit]</text:p>
      <text:p text:style-name="P1"><text:tab/><text:tab/><text:tab/><text:tab/> <text:s text:c="2"/><text:tab/>unit: [val],</text:p>
      <text:p text:style-name="P1"><text:tab/><text:tab/><text:tab/><text:tab/> <text:s text:c="2"/><text:tab/>type: [val]</text:p>
      <text:p text:style-name="P1"><text:tab/><text:tab/><text:tab/><text:tab/><text:tab/><text:tab/><text:tab/>}</text:p>
      <text:p text:style-name="P1"/>
      <text:p text:style-name="P1"><text:tab/><text:tab/><text:tab/><text:tab/> <text:s text:c="2"/>temp2(val_name2):<text:tab/><text:tab/>{</text:p>
      <text:p text:style-name="P1"/>
      <text:p text:style-name="P1"/>
      <text:p text:style-name="P1"><text:tab/><text:tab/><text:tab/><text:tab/><text:tab/><text:tab/><text:tab/>}</text:p>
      <text:p text:style-name="P1"/>
      <text:p text:style-name="P1"/>
      <text:p text:style-name="P1"><text:tab/><text:tab/><text:tab/><text:tab/>}</text:p>
      <text:p text:style-name="P1"/>
      <text:p text:style-name="P1"/>
      <text:p text:style-name="P1">idt111:<text:tab/><text:tab/><text:tab/><text:tab/>{ light: [NULL, 00:00:00],</text:p>
      <text:p text:style-name="P1"><text:tab/><text:tab/><text:tab/><text:tab/> <text:s text:c="2"/>unit: []</text:p>
      <text:p text:style-name="P1"><text:tab/><text:tab/><text:tab/><text:tab/> <text:s text:c="2"/>type: []</text:p>
      <text:p text:style-name="P1"><text:tab/><text:tab/><text:tab/> <text:tab/>}</text:p>
      <text:p text:style-name="P1"/>
      <text:p text:style-name="P1">}</text:p>
      <text:p text:style-name="P1"/>
      <text:p text:style-name="P1"/>
      <text:p text:style-name="P1">10.</text:p>
      <text:p text:style-name="P1">configure_sensors(dict_sensors_params_vals):</text:p>
      <text:p text:style-name="P1">Input:<text:tab/>dictionary similar to the dict_sensors_info with sensor's id as the key and value as the dictionary where key is val's name and the value is again dict where the key is parameter's name and value is its value. </text:p>
      <text:p text:style-name="P1">Function: Sets the params of sensors as per the list and updates the sensors'_info table</text:p>
      <text:p text:style-name="P1">Output: Returns 1 if success else 0</text:p>
      <text:p text:style-name="P1"/>
      <text:p text:style-name="P1">11.</text:p>
      <text:p text:style-name="P1">start_sensors (sensors_list):</text:p>
      <text:p text:style-name="P1">Input: List of sensor ids to be started</text:p>
      <text:p text:style-name="P1">Function: For each of the sensors in sensors_list create a separate thread to start each sensor, start them (in case of failure: timeout) and update the table with their status, start_time by calling update_info_table().</text:p>
      <text:p text:style-name="P1">Output: None</text:p>
      <text:p text:style-name="P1"><text:soft-page-break/></text:p>
      <text:p text:style-name="P1"/>
      <text:p text:style-name="P1">12.</text:p>
      <text:p text:style-name="P1">update_sensors_info_table (sensor_id, val_name, param_name, param_val): </text:p>
      <text:p text:style-name="P1">Input:<text:tab/> <text:s/>sensor_id of the sensor whose parameter is to be updated, val_name is the name of the value which is being sensed by the sensor like temp1, param_name is the name of the parameter like precision of temp1 and param_val is its new value.</text:p>
      <text:p text:style-name="P1">Function:<text:tab/>Updates sensor's <text:s/>specified parameter </text:p>
      <text:p text:style-name="P1">Output:<text:tab/>Returns 1 on successful updation, else 0</text:p>
      <text:p text:style-name="P1"/>
      <text:p text:style-name="P1">13.</text:p>
      <text:p text:style-name="P1">get_params_array():</text:p>
      <text:p text:style-name="P1">Input:<text:tab/>None</text:p>
      <text:p text:style-name="P1">Function:<text:tab/>Prepares list of arrays of sensor and its parameters' values for each of the sensors by reading the sensors_info table</text:p>
      <text:p text:style-name="P1">Ex:</text:p>
      <text:p text:style-name="P1">List of parameters:</text:p>
      <text:p text:style-name="P1"/>
      <text:p text:style-name="P1">[</text:p>
      <text:p text:style-name="P1"/>
      <text:p text:style-name="P1">[ [sensor_id (say idt000)], [<text:span text:style-name="T1">Val_name1 (say temp1), param_name1 (say high), param_val1(say 95.0), set_bit (0)</text:span>],[<text:span text:style-name="T1">Val_name1 (temp1), param_name2(crit), param_val2(100.0), set_bit(0)</text:span>],[...],[...], [], [<text:span text:style-name="T1">Val_name2 (say temp2), param_name1 (say high), param_val1(say 95.0), set_bit (0)</text:span>], [<text:span text:style-name="T1">Val_name2 (say temp2), param_name2 (say crit), param_val2(say 100.0), set_bit (0)] <text:s text:c="5"/></text:span>]--&gt; list for sensors1</text:p>
      <text:p text:style-name="P1"/>
      <text:p text:style-name="P1">[]--&gt;list for sensor2</text:p>
      <text:p text:style-name="P1">:</text:p>
      <text:p text:style-name="P1">:</text:p>
      <text:p text:style-name="P1">:</text:p>
      <text:p text:style-name="P1">:</text:p>
      <text:p text:style-name="P1">]</text:p>
      <text:p text:style-name="P1"/>
      <text:p text:style-name="P1">Output:<text:tab/>List <text:s/>of arrays of parameters' values for each of values sensed by each of the sensors</text:p>
      <text:p text:style-name="P1"/>
      <text:p text:style-name="P1">14. prepare_regstrtn_request_msg():</text:p>
      <text:p text:style-name="P1">Input:<text:tab/>None.</text:p>
      <text:p text:style-name="P1">Function:<text:tab/>Calls get_params_array() to get a list of arrays of parameters' values for each of the sensors returned <text:s/>and then prepares the message by passing </text:p>
      <text:p text:style-name="P1">( <text:s/>msg_type=GN_Reg, instid=macaddr+random_no, list of arrays of parameters' values for each of the sensors returned by the get_params_array() )</text:p>
      <text:p text:style-name="P1">to msg_to_string_converter(). </text:p>
      <text:p text:style-name="P1">Output:<text:tab/>String form of the msg</text:p>
      <text:p text:style-name="P1"/>
      <text:p text:style-name="P1">Ex:</text:p>
      <text:p text:style-name="P1"/>
      <text:p text:style-name="P1">Message structure of Registration of guest node without delimiters will be: </text:p>
      <text:p text:style-name="Standard"/>
      <text:p text:style-name="Standard">0 (msg_type: GN_Reg), inst_id,</text:p>
      <text:p text:style-name="Standard">sensor_id, </text:p>
      <text:p text:style-name="Standard">Val_name, param_name, param_val, set_bit, </text:p>
      <text:p text:style-name="Standard">Val_name, param_name, param_val, set_bit,</text:p>
      <text:p text:style-name="Standard"><text:soft-page-break/>:</text:p>
      <text:p text:style-name="Standard">:</text:p>
      <text:p text:style-name="Standard">sensor_id, </text:p>
      <text:p text:style-name="Standard">Val_name, param_name, param_val, set_bit, </text:p>
      <text:p text:style-name="Standard">:</text:p>
      <text:p text:style-name="Standard">sensor_id,</text:p>
      <text:p text:style-name="Standard">Val_name, param_name, param_val, set_bit,</text:p>
      <text:p text:style-name="Standard">:</text:p>
      <text:p text:style-name="Standard"/>
      <text:p text:style-name="Standard">Example:</text:p>
      <text:p text:style-name="Standard">registration of the following sensors:</text:p>
      <text:p text:style-name="Standard"/>
      <text:p text:style-name="Standard">acpitz-virtual-0</text:p>
      <text:p text:style-name="Standard">Adapter: Virtual device</text:p>
      <text:p text:style-name="Standard">temp1:        +26.8 C  (high = +95.0, crit = +100.0 C)</text:p>
      <text:p text:style-name="Standard">temp2:         +0.0 C  (high = +95.0, crit = +100.0 C)</text:p>
      <text:p text:style-name="Standard"/>
      <text:p text:style-name="Standard">radeon-pci-0200</text:p>
      <text:p text:style-name="Standard">Adapter: PCI adapter</text:p>
      <text:p text:style-name="Standard">temp1:        +63.5 C  </text:p>
      <text:p text:style-name="Standard"/>
      <text:p text:style-name="Standard">---------------------------------------------------------------------------------------</text:p>
      <text:p text:style-name="Standard">Will be represented as:</text:p>
      <text:p text:style-name="Standard"/>
      <text:p text:style-name="Standard">0, inst_id,</text:p>
      <text:p text:style-name="Standard"/>
      <text:p text:style-name="Standard">acpitz-virtual-0,</text:p>
      <text:p text:style-name="Standard">None, Adapter, Virtual Device, None</text:p>
      <text:p text:style-name="Standard">temp1 (ie. val_name), high(param_name), 95.0(param_val), 0(set_bit)</text:p>
      <text:p text:style-name="Standard">temp1, crit, 100.0, 0</text:p>
      <text:p text:style-name="Standard">temp2 , high, 95.0, 0</text:p>
      <text:p text:style-name="Standard">temp2 , crit, 100.0, 0</text:p>
      <text:p text:style-name="Standard"/>
      <text:p text:style-name="Standard">radeon-pci-0200,</text:p>
      <text:p text:style-name="Standard">None, Adapter, PCI Adapter, None</text:p>
      <text:p text:style-name="Standard">temp1, None, None, None</text:p>
      <text:p text:style-name="Standard"/>
      <text:p text:style-name="Standard">---------------------------------------------------------------------------------------</text:p>
      <text:p text:style-name="Standard"/>
      <text:p text:style-name="P1"/>
      <text:p text:style-name="P1">15.</text:p>
      <text:p text:style-name="P1">send_regstrtn_request():</text:p>
      <text:p text:style-name="P1">Input:<text:tab/>None</text:p>
      <text:p text:style-name="P1">Function:<text:tab/>Calls prepare_regstrtn_request_msg(). Now get_thread_header(thread name, token_no) is called. get_recipient_details(“Node Controller”) is called to get recipient's details. Now add_to_send_msg_que(thread_header, recipient_header, msg, None) is called to add the packet to the sending queue.</text:p>
      <text:p text:style-name="P1">Output: 1 if successful addition to the queue else 0</text:p>
      <text:p text:style-name="P1"/>
      <text:p text:style-name="P1"/>
      <text:p text:style-name="P1">16.</text:p>
      <text:p text:style-name="P1">sensor_data_ready_handler(sensor_id, val_name):</text:p>
      <text:p text:style-name="P1"><text:soft-page-break/>Input: Sensor's id which triggered the event and the val_name like temp or fan speed whose reading is ready to be sent. </text:p>
      <text:p text:style-name="P1">Function:</text:p>
      <text:p text:style-name="P1">Reads the data from the sensor by calling read_sensor_data(sensor_id, val_name). Then calls prepare_data_send_msg([sensor_id, val_name, value, current_time]) and obtains the msg in form of string. Now get_thread_header(thread name, token_no) is called. get_recipient_details(“Node Controller”) is called to get recipient's details. Now add_to_send_msg_que(thread_header, recipient_header, msg, None) is called to add the packet to the sending queue.</text:p>
      <text:p text:style-name="P1">Output: 1 if successful, else 0</text:p>
      <text:p text:style-name="P1"/>
      <text:p text:style-name="P1"/>
      <text:p text:style-name="P1">17.</text:p>
      <text:p text:style-name="P1">read_sensor_data(sensor_id, val_name):</text:p>
      <text:p text:style-name="P1">Input:<text:tab/>Sensor's id which triggered the event and the val_name like temp or fan speed whose reading is ready to be sent. </text:p>
      <text:p text:style-name="P1">Function:</text:p>
      <text:p text:style-name="P1">Reads the value from the respective sensor by calling the respective device driver</text:p>
      <text:p text:style-name="P1">Output: None if error else the read [sensor_id, val_name, value, current_time]</text:p>
      <text:p text:style-name="P1"/>
      <text:p text:style-name="P1"/>
      <text:p text:style-name="P1">18.</text:p>
      <text:p text:style-name="P1">prepare_data_send_msg([sensor_id, val_name, value, current_time]):</text:p>
      <text:p text:style-name="P1">Input:<text:tab/>Sensor's id, name of the value and the actual value</text:p>
      <text:p text:style-name="P1">Function:</text:p>
      <text:p text:style-name="P1">Prepares the message by passing msg_type=data, sensor's id, instid=macaddr+random_no, time, <text:s text:c="2"/>list containing (val_name, val, val_type, val_unit, node_id = None) to the msg_string_converter() . Here val_type and unit are fetched from <text:s/>the sensors'_info_table. And instid is class member of sensor_thread's class.</text:p>
      <text:p text:style-name="P1">Output: <text:s/>Returns the string form of the msg.</text:p>
      <text:p text:style-name="P1"/>
      <text:p text:style-name="P1"/>
      <text:p text:style-name="P1">19.</text:p>
      <text:p text:style-name="P1">sensor_gn_data_request_handler(sensor_id, requested_val_name):</text:p>
      <text:p text:style-name="P1">Input:<text:tab/> Sensor_id is sensor's id which is requesting the data, requested_val_name is the value like temp or fan speed whose readings the sensor wants from other guest nodes.</text:p>
      <text:p text:style-name="P1">Function:</text:p>
      <text:p text:style-name="P1">Calls the prepare_gn_request_msg(sensor_id, requested_val_name). Now get_thread_header(thread name, token_no) is called. get_recipient_details(“Node Controller”) is called to get recipient's details. Now add_to_send_msg_que(thread_header, recipient_header, msg, None) is called to add the packet to the sending queue. </text:p>
      <text:p text:style-name="P1">Output: 1 if success, else 0</text:p>
      <text:p text:style-name="P1"/>
      <text:p text:style-name="P1">20.</text:p>
      <text:p text:style-name="P1">prepare_gn_data_request_msg(sensor_id, val_name):</text:p>
      <text:p text:style-name="P1">Input:<text:tab/>sensor_id is the id of sensor requesting the data and requested_val_name is like temp, fan speed etc which is requested.</text:p>
      <text:p text:style-name="P1">Function:</text:p>
      <text:p text:style-name="P1">Prepares the message by passing msg_type=command, sensor's id, instid=macaddr+random_no, time, <text:s text:c="2"/>list containing (val_name, NULL, val_type, val_unit, node_id = None) to the msg_to_string_converter() . Here val_type and unit are fetched from <text:s/>the sensors'_info_table. </text:p>
      <text:p text:style-name="P1">Output: Returns string form of the msg</text:p>
      <text:p text:style-name="P1"/>
      <text:p text:style-name="P1"><text:soft-page-break/></text:p>
      <text:p text:style-name="P6"/>
      <text:p text:style-name="P1"/>
      <text:p text:style-name="P1">Functions of main_thread class:</text:p>
      <text:p text:style-name="P1"/>
      <text:p text:style-name="P1">21. main_thread():</text:p>
      <text:p text:style-name="P1">Input: None</text:p>
      <text:p text:style-name="P1">Function:<text:tab/>Generates instid by calling generate_inst_id(). Starts starts sensor_thread. After getting sensors_started signal from sensor_thread, acquires its IP address if not yet acquired, checks if DNS present else broadcasts msg “who is NC” at IP layer and gets NC's IP address. Adds registration request msg to the queue by calling send_regstrtn_request() and activates communicator thread. Then it itself sleeps on the event registration_complete. This event is triggered by communicator thread once the registration request is successfully sent. After main_thread wakes up , it asks for the status of all threads and then only periodically wakes up to check the status of all the threads or in case of any update/upgrade msg is received. </text:p>
      <text:p text:style-name="P1">Output: None</text:p>
      <text:p text:style-name="P6"/>
      <text:p text:style-name="P1"/>
      <text:p text:style-name="P1">Functions of Communicator thread:</text:p>
      <text:p text:style-name="P1"/>
      <text:p text:style-name="P1">22.</text:p>
      <text:p text:style-name="P1">Communicator(list of signals/semaphores):</text:p>
      <text:p text:style-name="P1">Input:<text:tab/>List of signals/semaphores which this thread will use</text:p>
      <text:p text:style-name="P1">Function:<text:tab/>Starts sender and receiver threads and sleeps on registration_complete. After it wakes up it again sleeps until following events occur:</text:p>
      <text:list xml:id="list889940259" text:style-name="L7">
        <text:list-item>
          <text:p text:style-name="P13">Any msg arrives in sending or receiving queues. When a msg in receiving queue arrives it unwraps the msg and if its for sensor thread it forwards it to that (again may be through a buffer for sensor_thread) or else to main thread/sensor_thread.</text:p>
        </text:list-item>
        <text:list-item>
          <text:p text:style-name="P13">Any event to be signaled to any of the four threads: sending, receiving, main, sensor occurs.</text:p>
        </text:list-item>
        <text:list-item>
          <text:p text:style-name="P13">Any signal from main, sensor thread</text:p>
        </text:list-item>
      </text:list>
      <text:p text:style-name="P1">Output: None</text:p>
      <text:p text:style-name="P6"/>
      <text:p text:style-name="P1"/>
      <text:p text:style-name="P1">Functions of Sender thread:</text:p>
      <text:p text:style-name="P1"/>
      <text:p text:style-name="P1">23.</text:p>
      <text:p text:style-name="P1">sender(list of signals/semaphores):</text:p>
      <text:p text:style-name="P1">Input: List of signals/semaphores which this thread will use</text:p>
      <text:p text:style-name="P1">Function:<text:tab/>Sends the msg in the sending queue, notifies communicator thread after each msg sent by giving the token nos of the messages and communicator forwards the (token no, msg) to the proper threads to notify them of successful sending/failure based on the msg type. This is also responsible for any failure detection on the end of the NC and set it up and running.</text:p>
      <text:p text:style-name="P1">Output: none</text:p>
      <text:p text:style-name="P1"/>
      <text:p text:style-name="P1"/>
      <text:p text:style-name="P1"/>
      <text:p text:style-name="P1">24.</text:p>
      <text:p text:style-name="P1">NC_failure_handler():</text:p>
      <text:p text:style-name="P1"><text:tab/>ip, port = get_recipient_details()</text:p>
      <text:p text:style-name="P1"><text:tab/>counter = 0</text:p>
      <text:p text:style-name="P1"><text:tab/>while (counter&lt;5):</text:p>
      <text:p text:style-name="P1"><text:tab/><text:tab/>ret_code = check_NC_failure(ip, port)</text:p>
      <text:p text:style-name="P1"><text:soft-page-break/><text:tab/><text:tab/># based on ret_code takes action</text:p>
      <text:p text:style-name="P1"><text:tab/><text:tab/># Retries after 2 mins if NC crashed, else 1 min if app crashed </text:p>
      <text:p text:style-name="P1"><text:tab/><text:tab/>if check_NC_failure:<text:tab/></text:p>
      <text:p text:style-name="P1"><text:tab/><text:tab/><text:tab/>counter++</text:p>
      <text:p text:style-name="P1"><text:tab/><text:tab/><text:tab/>continue</text:p>
      <text:p text:style-name="P1"><text:tab/><text:tab/>return 1</text:p>
      <text:p text:style-name="P1"/>
      <text:p text:style-name="P1"><text:tab/># Fatal Error: NC can't be reached</text:p>
      <text:p text:style-name="P1"><text:tab/>return 0</text:p>
      <text:p text:style-name="P1"><text:tab/></text:p>
      <text:p text:style-name="P1">25.</text:p>
      <text:p text:style-name="P1">check_NC_failure(ip, port):</text:p>
      <text:p text:style-name="P1">Input: IP address and port no of Node controller</text:p>
      <text:p text:style-name="P1">Function: Sends “alive?” Msg to port if “yes” in response means only server was busy and so returns 0</text:p>
      <text:p text:style-name="P1">else pings the NC and if response means only server crashed so returns 1</text:p>
      <text:p text:style-name="P1">else returns 2 means Node controller is down</text:p>
      <text:p text:style-name="P6"/>
      <text:p text:style-name="P1"/>
      <text:p text:style-name="P1">Functions of Receiver thread:</text:p>
      <text:p text:style-name="P1"/>
      <text:p text:style-name="P1">26. <text:s/>receiver(list of signals/semaphores):</text:p>
      <text:p text:style-name="P1">Input: List of signals/semaphores which this thread will use</text:p>
      <text:p text:style-name="P1">Function:<text:tab/>Listens for the msg by binding itself to a socket and stores the msgs received in the receiving queue, notifies communicator thread after each msg received.</text:p>
      <text:p text:style-name="P1">Output: n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1" svg:font-family="aria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hat </meta:initial-creator>
    <meta:creation-date>2014-06-27T09:46:08</meta:creation-date>
    <dc:date>2014-06-30T11:34:44</dc:date>
    <dc:creator>Nikhat Karimi</dc:creator>
    <meta:editing-duration>P1DT25M21S</meta:editing-duration>
    <meta:editing-cycles>118</meta:editing-cycles>
    <meta:generator>LibreOffice/3.5$Linux_X86_64 LibreOffice_project/350m1$Build-2</meta:generator>
    <meta:document-statistic meta:table-count="0" meta:image-count="0" meta:object-count="0" meta:page-count="8" meta:paragraph-count="237" meta:word-count="1984" meta:character-count="13614" meta:non-whitespace-character-count="11656"/>
  </office:meta>
</office:document-meta>
</file>